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04a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04a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04a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04a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04a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04a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04a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04a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04a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04a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04a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04a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04a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04a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04a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04a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04a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ía Alessandra Cermeño Noguera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3/3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909095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é Norberto Cermeño Suá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98341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8.67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2" meta:non-whitespace-character-count="1003"/>
    <meta:template xlink:type="simple" xlink:actuate="onRequest" xlink:title="Normal" xlink:href=""/>
  </office:meta>
</office:document-meta>
</file>